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80DE6DE08015A7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2eb1"/>
    </style:style>
    <style:style style:name="P2" style:family="paragraph" style:parent-style-name="Standard">
      <style:paragraph-properties fo:text-align="start" style:justify-single-word="false"/>
      <style:text-properties officeooo:paragraph-rsid="001c2eb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2eb1"/>
    </style:style>
    <style:style style:name="T1" style:family="text">
      <style:text-properties style:text-position="super 58%"/>
    </style:style>
    <style:style style:name="T2" style:family="text">
      <style:text-properties officeooo:rsid="001c2e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1" style:data-style-name="N0">4.01</text:variable-set>: Special Projectiles</text:p>
      <text:p text:style-name="P1"/>
      <text:list xml:id="list2023469805521379000" text:style-name="L1">
        <text:list-item>
          <text:p text:style-name="P3">You throw a rock at 1<text:span text:style-name="T2">9</text:span> m/s directly toward the horizon, while standing at the edge of a <text:span text:style-name="T2">35</text:span> meter tall cliff.</text:p>
          <text:list>
            <text:list-item>
              <text:p text:style-name="P3">How long does it take the rock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11163723186" text:continue-numbering="true" text:style-name="L1">
        <text:list-item>
          <text:list>
            <text:list-item>
              <text:p text:style-name="P3">How far does the rock land from the bottom of the cliff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10360164997" text:continue-numbering="true" text:style-name="L1">
        <text:list-item>
          <text:list>
            <text:list-item>
              <text:p text:style-name="P3">What is the speed that the rock hits the ground at?</text:p>
            </text:list-item>
          </text:list>
        </text:list-item>
      </text:list>
      <text:p text:style-name="P2"/>
      <text:p text:style-name="P2"/>
      <text:p text:style-name="P2"/>
      <text:list xml:id="list204910623918189" text:continue-numbering="true" text:style-name="L1">
        <text:list-item>
          <text:list>
            <text:list-item>
              <text:p text:style-name="P3">What is the angle of impact of the rock?</text:p>
            </text:list-item>
          </text:list>
        </text:list-item>
      </text:list>
      <text:p text:style-name="P2"/>
      <text:p text:style-name="P2"/>
      <text:p text:style-name="P2"/>
      <text:list xml:id="list204911730200202" text:continue-numbering="true" text:style-name="L1">
        <text:list-item>
          <text:p text:style-name="P3">A soldier is practicing at the shooting range. The target is 2<text:span text:style-name="T2">0</text:span> meters away. <text:s/>His rifle has a muzzle-speed of 1<text:span text:style-name="T2">25</text:span> m/s and it is perfectly level with the ground.</text:p>
          <text:list>
            <text:list-item>
              <text:p text:style-name="P3">How long does it take the bullet to hit the targ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11547923912" text:continue-numbering="true" text:style-name="L1">
        <text:list-item>
          <text:list>
            <text:list-item>
              <text:p text:style-name="P3">How far does the bullet drop during this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09840673995" text:continue-numbering="true" text:style-name="L1">
        <text:list-item>
          <text:p text:style-name="P3">A pitcher throws a fastball at 3<text:span text:style-name="T2">5</text:span> m/s toward home plate, perfectly horizontal. <text:s/>The ball leaves his hand 1.5 meters above the ground. <text:s/></text:p>
          <text:list>
            <text:list-item>
              <text:p text:style-name="P3">How far does the ball g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10762564159" text:continue-numbering="true" text:style-name="L1">
        <text:list-item>
          <text:list>
            <text:list-item>
              <text:p text:style-name="P3">With what velocity (magnitude and direction) does the ball hit the ground?</text:p>
            </text:list-item>
          </text:list>
        </text:list-item>
      </text:list>
      <text:p text:style-name="P2"/>
      <text:p text:style-name="P2"/>
      <text:p text:style-name="P2"/>
      <text:list xml:id="list204910682974613" text:continue-numbering="true" text:style-name="L1">
        <text:list-item>
          <text:p text:style-name="P3"><text:soft-page-break/>A cannon is placed on a wall, <text:span text:style-name="T2">15</text:span> meters above the surrounding area. <text:s/>The cannon shoots cannonballs at a speed of <text:span text:style-name="T2">30</text:span>0 m/s, and is aimed at the horizon. <text:s/></text:p>
          <text:list>
            <text:list-item>
              <text:p text:style-name="P3">What is the distance that the cannonball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11495032862" text:continue-numbering="true" text:style-name="L1">
        <text:list-item>
          <text:list>
            <text:list-item>
              <text:p text:style-name="P3">What is the speed that the cannonball hits the ground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10690367751" text:continue-numbering="true" text:style-name="L1">
        <text:list-item>
          <text:list>
            <text:list-item>
              <text:p text:style-name="P3">What is the angle of impact for the cannon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11359943086" text:continue-numbering="true" text:style-name="L1">
        <text:list-item>
          <text:p text:style-name="P3">Billy-Bob rolls a bowling ball off a 4<text:span text:style-name="T2">5</text:span>-meter high cliff. <text:s/>The ball lands <text:span text:style-name="T2">26</text:span> meters away from the bottom of the cliff.</text:p>
          <text:list>
            <text:list-item>
              <text:p text:style-name="P3">What is the amount of time it takes the ball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10435865431" text:continue-numbering="true" text:style-name="L1">
        <text:list-item>
          <text:list>
            <text:list-item>
              <text:p text:style-name="P3">What is the initial velocity of the ball?</text:p>
            </text:list-item>
          </text:list>
        </text:list-item>
      </text:list>
      <text:p text:style-name="P2"/>
      <text:p text:style-name="P2"/>
      <text:p text:style-name="P2"/>
      <text:list xml:id="list204910845077939" text:continue-numbering="true" text:style-name="L1">
        <text:list-item>
          <text:list>
            <text:list-item>
              <text:p text:style-name="P3">What is the final velocity of the ball (speed and direction)?</text:p>
            </text:list-item>
          </text:list>
        </text:list-item>
      </text:list>
      <text:p text:style-name="P2"/>
      <text:p text:style-name="P2"/>
      <text:p text:style-name="P2"/>
      <text:list xml:id="list204910283405104" text:continue-numbering="true" text:style-name="L1">
        <text:list-item>
          <text:p text:style-name="P3">You are attempting to drive your car over a <text:span text:style-name="T2">1.75</text:span>-meter wide gap in the road. <text:s/>If both sides of the road are at the same height, are are perfectly level, how fast would you need to go in order to make it across?</text:p>
        </text:list-item>
      </text:list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0DE6DE08015A709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0:49:09.68885094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49.063437556</meta:creation-date>
    <meta:editing-duration>PT20S</meta:editing-duration>
    <meta:editing-cycles>4</meta:editing-cycles>
    <meta:generator>LibreOffice/5.0.6.2$Linux_X86_64 LibreOffice_project/00$Build-2</meta:generator>
    <meta:initial-creator>Jonas Williamson</meta:initial-creator>
    <dc:date>2016-08-29T20:49:09.662596105</dc:date>
    <meta:document-statistic meta:table-count="0" meta:image-count="2" meta:object-count="0" meta:page-count="2" meta:paragraph-count="23" meta:word-count="343" meta:character-count="1753" meta:non-whitespace-character-count="1410"/>
  </office:meta>
</office:document-meta>
</file>